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50" officeooo:paragraph-rsid="0015da50"/>
    </style:style>
    <style:style style:name="P2" style:family="paragraph" style:parent-style-name="Standard">
      <style:text-properties officeooo:rsid="0015da50" officeooo:paragraph-rsid="001723fd"/>
    </style:style>
    <style:style style:name="P3" style:family="paragraph" style:parent-style-name="Standard">
      <style:text-properties officeooo:rsid="0015da50" officeooo:paragraph-rsid="0015da50"/>
    </style:style>
    <style:style style:name="P4" style:family="paragraph" style:parent-style-name="Standard">
      <style:text-properties officeooo:rsid="0015da50" officeooo:paragraph-rsid="001723fd"/>
    </style:style>
    <style:style style:name="P5" style:family="paragraph" style:parent-style-name="Standard">
      <style:text-properties officeooo:rsid="0015da50" officeooo:paragraph-rsid="001adb2f"/>
    </style:style>
    <style:style style:name="P6" style:family="paragraph" style:parent-style-name="Standard">
      <style:text-properties officeooo:rsid="0015da50" officeooo:paragraph-rsid="001c9bd4"/>
    </style:style>
    <style:style style:name="P7" style:family="paragraph" style:parent-style-name="Standard">
      <style:text-properties officeooo:rsid="0015da50" officeooo:paragraph-rsid="001f3b3d"/>
    </style:style>
    <style:style style:name="P8" style:family="paragraph" style:parent-style-name="Standard">
      <style:text-properties officeooo:rsid="0015da50" officeooo:paragraph-rsid="0020e92a"/>
    </style:style>
    <style:style style:name="P9" style:family="paragraph" style:parent-style-name="Standard">
      <style:text-properties officeooo:rsid="00183b18" officeooo:paragraph-rsid="00183b18"/>
    </style:style>
    <style:style style:name="P10" style:family="paragraph" style:parent-style-name="Standard">
      <style:text-properties officeooo:rsid="00183b18" officeooo:paragraph-rsid="001ab47b"/>
    </style:style>
    <style:style style:name="P11" style:family="paragraph" style:parent-style-name="Standard">
      <style:text-properties officeooo:rsid="00183b18" officeooo:paragraph-rsid="001adb2f"/>
    </style:style>
    <style:style style:name="P12" style:family="paragraph" style:parent-style-name="Standard">
      <style:text-properties officeooo:rsid="00183b18" officeooo:paragraph-rsid="001f3b3d"/>
    </style:style>
    <style:style style:name="P13" style:family="paragraph" style:parent-style-name="Standard">
      <style:text-properties officeooo:rsid="00183b18" officeooo:paragraph-rsid="0020e92a"/>
    </style:style>
    <style:style style:name="P14" style:family="paragraph" style:parent-style-name="Standard">
      <style:text-properties officeooo:rsid="001a10cb" officeooo:paragraph-rsid="001a10cb"/>
    </style:style>
    <style:style style:name="P15" style:family="paragraph" style:parent-style-name="Standard">
      <style:text-properties officeooo:rsid="001a10cb" officeooo:paragraph-rsid="001adb2f"/>
    </style:style>
    <style:style style:name="P16" style:family="paragraph" style:parent-style-name="Standard">
      <style:text-properties officeooo:rsid="001a10cb" officeooo:paragraph-rsid="001c9bd4"/>
    </style:style>
    <style:style style:name="P17" style:family="paragraph" style:parent-style-name="Standard">
      <style:text-properties officeooo:rsid="001a10cb" officeooo:paragraph-rsid="001f3b3d"/>
    </style:style>
    <style:style style:name="T1" style:family="text">
      <style:text-properties officeooo:rsid="001723fd"/>
    </style:style>
    <style:style style:name="T2" style:family="text">
      <style:text-properties officeooo:rsid="00182406"/>
    </style:style>
    <style:style style:name="T3" style:family="text">
      <style:text-properties officeooo:rsid="001ab47b"/>
    </style:style>
    <style:style style:name="T4" style:family="text">
      <style:text-properties officeooo:rsid="0015da50"/>
    </style:style>
    <style:style style:name="T5" style:family="text">
      <style:text-properties officeooo:rsid="001adb2f"/>
    </style:style>
    <style:style style:name="T6" style:family="text">
      <style:text-properties officeooo:rsid="001c9bd4"/>
    </style:style>
    <style:style style:name="T7" style:family="text">
      <style:text-properties officeooo:rsid="001e50c2"/>
    </style:style>
    <style:style style:name="T8" style:family="text">
      <style:text-properties officeooo:rsid="001f3b3d"/>
    </style:style>
    <style:style style:name="T9" style:family="text">
      <style:text-properties officeooo:rsid="001f93d1"/>
    </style:style>
    <style:style style:name="T10" style:family="text">
      <style:text-properties officeooo:rsid="0020e92a"/>
    </style:style>
    <style:style style:name="T11" style:family="text">
      <style:text-properties officeooo:rsid="0021d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cas : Créer un fichier</text:p>
      <text:p text:style-name="P1"/>
      <text:p text:style-name="P1">Acteur : Utilisateur</text:p>
      <text:p text:style-name="P1"/>
      <text:p text:style-name="P14">Conditions initiales : <text:tab/>- l’utilisateur doit avoir l’espace suffisant pour créer le fichier</text:p>
      <text:p text:style-name="P14"/>
      <text:p text:style-name="P1">Scénario nominale : <text:s text:c="2"/>1. l’utilisateur <text:span text:style-name="T3">clique sur « créer  un fichier »</text:span></text:p>
      <text:p text:style-name="P1"><text:tab/><text:tab/><text:tab/>1.1. le système <text:span text:style-name="T3">alloue un escpace mémoire suffisant pour accueillir le fichier</text:span></text:p>
      <text:p text:style-name="P1"/>
      <text:p text:style-name="P9">Scénario alternatif : <text:s text:c="3"/>1. l’utilisateur <text:span text:style-name="T3">clique sur « créer un fichier »</text:span></text:p>
      <text:p text:style-name="P10"><text:tab/><text:tab/><text:tab/>1.1 le système <text:span text:style-name="T3">ne peut allouer un escpace mémoire suffisant pour accueillir le fichier</text:span></text:p>
      <text:p text:style-name="P10"/>
      <text:p text:style-name="P10"/>
      <text:p text:style-name="P1"/>
      <text:p text:style-name="P5">Nom cas : <text:span text:style-name="T5">Supprimer</text:span> un fichier</text:p>
      <text:p text:style-name="P5"/>
      <text:p text:style-name="P5">Acteur : Utilisateur</text:p>
      <text:p text:style-name="P5"/>
      <text:p text:style-name="P15">Conditions initiales : <text:tab/>- l’utilisateur doit avoir <text:span text:style-name="T5">au moins un fichier enregistré</text:span></text:p>
      <text:p text:style-name="P15"/>
      <text:p text:style-name="P5">Scénario nominale : <text:s text:c="2"/>1. l’utilisateur <text:span text:style-name="T3">clique sur « </text:span><text:span text:style-name="T5">supprimer</text:span><text:span text:style-name="T3">  un fichier »</text:span></text:p>
      <text:p text:style-name="P5"><text:tab/><text:tab/><text:tab/>1.1. le système <text:span text:style-name="T5">supprime le fichier</text:span></text:p>
      <text:p text:style-name="P11"/>
      <text:p text:style-name="P2"/>
      <text:p text:style-name="P2"/>
      <text:p text:style-name="P6">Nom cas : <text:span text:style-name="T6">Enregistrer</text:span> un fichier</text:p>
      <text:p text:style-name="P6"/>
      <text:p text:style-name="P6">Acteur : Utilisateur</text:p>
      <text:p text:style-name="P6"/>
      <text:p text:style-name="P16">Conditions initiales : <text:tab/>- l’utilisateur doit avoir <text:span text:style-name="T6">créé et modifié un fichier</text:span></text:p>
      <text:p text:style-name="P16"/>
      <text:p text:style-name="P6">Scénario nominale : <text:s text:c="2"/>1. l’utilisateur <text:span text:style-name="T3">clique sur « </text:span><text:span text:style-name="T6">enregistr</text:span><text:span text:style-name="T3">er  un fichier »</text:span></text:p>
      <text:p text:style-name="P6"><text:tab/><text:tab/><text:tab/>1.1. le système <text:span text:style-name="T7">enregistre le fichier dans un dossier particulier ou dans un dossier par défaut</text:span></text:p>
      <text:p text:style-name="P2"/>
      <text:p text:style-name="P2"/>
      <text:p text:style-name="P2"/>
      <text:p text:style-name="P7">Nom cas : <text:span text:style-name="T8">Insérer</text:span> un fichier <text:span text:style-name="T8">dans un fichier</text:span></text:p>
      <text:p text:style-name="P7"/>
      <text:p text:style-name="P7">Acteur : Utilisateur</text:p>
      <text:p text:style-name="P7"/>
      <text:p text:style-name="P17">Conditions initiales : <text:tab/>- l’utilisateur doit avoir <text:span text:style-name="T8">créer un fichier</text:span></text:p>
      <text:p text:style-name="P17"/>
      <text:p text:style-name="P7">Scénario nominale : <text:s text:c="2"/>1. l’utilisateur <text:span text:style-name="T3">clique sur « </text:span><text:span text:style-name="T9">insér</text:span><text:span text:style-name="T3">er  un fichier »</text:span></text:p>
      <text:p text:style-name="P7"><text:tab/><text:tab/><text:tab/>1.1. le système <text:span text:style-name="T9">demande quel type de fichier l’utilisateur veut insérer</text:span></text:p>
      <text:p text:style-name="P7"><text:span text:style-name="T9"><text:tab/><text:tab/><text:tab/>1.2. l’utilisateur choisit le type de fichier qu’il veut insérer</text:span></text:p>
      <text:p text:style-name="P7"><text:span text:style-name="T9"><text:tab/><text:tab/><text:tab/>1.3. le système propose à l’utilistateur les fichiers de ce type dont il dispose</text:span></text:p>
      <text:p text:style-name="P7"><text:span text:style-name="T9"><text:tab/><text:tab/><text:tab/>1.4. l’utilisateur choisit le fichier qu’il veut insérer</text:span></text:p>
      <text:p text:style-name="P7"><text:tab/><text:tab/><text:tab/><text:span text:style-name="T10">1.5. le système </text:span><text:span text:style-name="T11">insère le fichier en question</text:span></text:p>
      <text:p text:style-name="P7"/>
      <text:p text:style-name="P7"/>
      <text:p text:style-name="P13">Scénario alternatif : <text:s text:c="3"/><text:span text:style-name="T4">1. l’utilisateur </text:span><text:span text:style-name="T3">clique sur « </text:span><text:span text:style-name="T9">insér</text:span><text:span text:style-name="T3">er  un fichier »</text:span></text:p>
      <text:p text:style-name="P8"><text:tab/><text:tab/><text:tab/>1.1. le système <text:span text:style-name="T9">demande quel type de fichier l’utilisateur veut insérer</text:span></text:p>
      <text:p text:style-name="P8"><text:span text:style-name="T9"><text:tab/><text:tab/><text:tab/>1.2. l’utilisateur choisit le type de fichier qu’il veut insérer</text:span></text:p>
      <text:p text:style-name="P8"><text:span text:style-name="T9"><text:tab/><text:tab/><text:tab/>1.3. le système </text:span><text:span text:style-name="T10">indique à l’utilisateur qu’il ne possède aucun fichier de ce type</text:span></text:p>
      <text:p text:style-name="P8"><text:span text:style-name="T10"><text:tab/><text:tab/><text:tab/>2.</text:span><text:span text:style-name="T11">4.</text:span><text:span text:style-name="T9"> l’utilisateur choisit le fichier qu’il veut insérer</text:span></text:p>
      <text:p text:style-name="P8"><text:tab/><text:tab/><text:tab/><text:span text:style-name="T11">2.5. le système ne reconnaît pas le fichier en ques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18:49:38.752000000</meta:creation-date>
    <dc:date>2021-04-12T12:34:09.282000000</dc:date>
    <meta:editing-duration>PT1H2M13S</meta:editing-duration>
    <meta:editing-cycles>10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2" meta:word-count="310" meta:character-count="1952" meta:non-whitespace-character-count="1609"/>
  </office:meta>
</office:document-meta>
</file>